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26700000C9D7B72C9A2.svm"/>
  <manifest:file-entry manifest:media-type="" manifest:full-path="Pictures/200000070000069E00000A3C76005E68.svm"/>
  <manifest:file-entry manifest:media-type="" manifest:full-path="Pictures/200000070000404A000025BA0779F4FE.svm"/>
  <manifest:file-entry manifest:media-type="" manifest:full-path="Pictures/2000000700000F9C0000094EF22D28D5.svm"/>
  <manifest:file-entry manifest:media-type="" manifest:full-path="Pictures/2000000700002149000011445AC59919.svm"/>
  <manifest:file-entry manifest:media-type="" manifest:full-path="Pictures/200000070000295800001A91A72577B7.svm"/>
  <manifest:file-entry manifest:media-type="" manifest:full-path="Pictures/200000070000344D00001C537AD5FCD2.svm"/>
  <manifest:file-entry manifest:media-type="" manifest:full-path="Pictures/2000000700001793000017B6913EF3B7.svm"/>
  <manifest:file-entry manifest:media-type="" manifest:full-path="Pictures/200000070000063500000969E8FCF7B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,Bold" svg:font-family="'Arial,Bold'"/>
    <style:font-face style:name="OpenSymbol" svg:font-family="OpenSymbol"/>
    <style:font-face style:name="SymbolMT" svg:font-family="SymbolMT"/>
    <style:font-face style:name="Tahoma1" svg:font-family="Tahoma"/>
    <style:font-face style:name="TimesNewRoman,Bold1" svg:font-family="'TimesNewRoman,Bold'"/>
    <style:font-face style:name="Wingdings-Regular" svg:font-family="Wingdings-Regular"/>
    <style:font-face style:name="Times New Roman2" svg:font-family="'Times New Roman', 'Times New Roman'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NewRoman,Italic" svg:font-family="'TimesNewRoman,Italic'" style:font-family-generic="roman"/>
    <style:font-face style:name="Arial,Italic1" svg:font-family="'Arial,Italic'" style:font-family-generic="script"/>
    <style:font-face style:name="Arial1" svg:font-family="Arial" style:font-family-generic="swiss"/>
    <style:font-face style:name="Arial,Bold1" svg:font-family="'Arial,Bold'" style:font-family-generic="swiss"/>
    <style:font-face style:name="Arial,Italic" svg:font-family="'Arial,Italic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gency FB" svg:font-family="'Agency FB'" style:font-adornments="Tučné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color="#000000" fo:font-weight="bold" style:font-weight-asian="bold" style:font-weight-complex="bold"/>
    </style:style>
    <style:style style:name="P4" style:family="paragraph" style:parent-style-name="Text_20_body">
      <style:text-properties fo:color="#00ae00" fo:font-size="12pt" fo:font-weight="bold" style:font-weight-asian="bold" style:font-weight-complex="bold"/>
    </style:style>
    <style:style style:name="P5" style:family="paragraph" style:parent-style-name="Text_20_body">
      <style:paragraph-properties fo:margin-left="0.635cm" fo:margin-right="0cm" fo:text-indent="-0.635cm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.635cm" fo:margin-right="0cm" fo:text-indent="-0.635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Text_20_body">
      <style:paragraph-properties fo:margin-left="0.635cm" fo:margin-right="0cm" fo:text-align="start" style:justify-single-word="false" fo:text-indent="-0.635cm" style:auto-text-indent="false"/>
      <style:text-properties style:font-name="Times New Roman" fo:font-size="12pt" style:font-name-asian="Arial1" style:font-size-asian="12pt" style:font-name-complex="Arial1" style:font-size-complex="12pt"/>
    </style:style>
    <style:style style:name="P8" style:family="paragraph" style:parent-style-name="Text_20_body">
      <style:paragraph-properties fo:margin-left="0.635cm" fo:margin-right="0cm" fo:text-align="start" style:justify-single-word="false" fo:text-indent="-0.635cm" style:auto-text-indent="false"/>
      <style:text-properties style:font-name="Times New Roman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margin-left="1.27cm" fo:margin-right="0cm" fo:text-indent="-1.27cm" style:auto-text-indent="false"/>
      <style:text-properties fo:font-weight="bold" style:font-weight-asian="bold" style:font-weight-complex="bold"/>
    </style:style>
    <style:style style:name="P10" style:family="paragraph" style:parent-style-name="Heading_20_2">
      <style:text-properties fo:color="#ff0000" fo:font-size="12pt" fo:font-weight="bold" style:font-weight-asian="bold" style:font-weight-complex="bold"/>
    </style:style>
    <style:style style:name="P11" style:family="paragraph" style:parent-style-name="Heading_20_2">
      <style:text-properties fo:color="#00ae00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2pt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weight-asian="normal" style:font-weight-complex="normal"/>
    </style:style>
    <style:style style:name="P14" style:family="paragraph" style:parent-style-name="Text_20_body">
      <style:paragraph-properties fo:margin-left="0.635cm" fo:margin-right="0cm" fo:text-indent="-0.635cm" style:auto-text-indent="false"/>
    </style:style>
    <style:style style:name="P15" style:family="paragraph" style:parent-style-name="Text_20_body">
      <style:paragraph-properties fo:margin-left="0.635cm" fo:margin-right="0cm" fo:text-indent="-0.635cm" style:auto-text-indent="false"/>
      <style:text-properties fo:font-size="12pt" fo:font-weight="normal" style:font-weight-asian="normal" style:font-weight-complex="normal"/>
    </style:style>
    <style:style style:name="P16" style:family="paragraph" style:parent-style-name="Text_20_body">
      <style:paragraph-properties fo:margin-left="0.635cm" fo:margin-right="0cm" fo:text-indent="-0.635cm" style:auto-text-indent="false"/>
      <style:text-properties fo:color="#0000ff" fo:font-size="12pt" fo:font-weight="normal" style:font-weight-asian="normal" style:font-weight-complex="normal"/>
    </style:style>
    <style:style style:name="P17" style:family="paragraph" style:parent-style-name="Text_20_body">
      <style:paragraph-properties fo:margin-left="0.635cm" fo:margin-right="0cm" fo:text-indent="-0.635cm" style:auto-text-indent="false"/>
      <style:text-properties fo:color="#000000"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8" style:family="paragraph" style:parent-style-name="Text_20_body">
      <style:paragraph-properties fo:margin-left="0.635cm" fo:margin-right="0cm" fo:text-indent="-0.635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.635cm" fo:margin-right="0cm" fo:text-indent="-0.635cm" style:auto-text-indent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.635cm" fo:margin-right="0cm" fo:text-indent="-0.635cm" style:auto-text-indent="false"/>
      <style:text-properties style:font-name="Arial1" fo:font-size="9.5pt" style:font-name-asian="Arial1" style:font-size-asian="9.5pt" style:font-name-complex="Arial1" style:font-size-complex="9.5pt"/>
    </style:style>
    <style:style style:name="P21" style:family="paragraph" style:parent-style-name="Text_20_body">
      <style:paragraph-properties fo:margin-left="0.635cm" fo:margin-right="0cm" fo:text-indent="-0.635cm" style:auto-text-indent="false"/>
      <style:text-properties style:font-name="TimesNewRoman" fo:font-size="10pt" style:font-name-asian="TimesNewRoman" style:font-size-asian="10pt" style:font-name-complex="TimesNewRoman" style:font-size-complex="10pt"/>
    </style:style>
    <style:style style:name="P22" style:family="paragraph" style:parent-style-name="Text_20_body">
      <style:text-properties fo:color="#ff0000" fo:font-weight="bold" style:font-weight-asian="bold" style:font-weight-complex="bold"/>
    </style:style>
    <style:style style:name="P23" style:family="paragraph" style:parent-style-name="Text_20_body">
      <style:text-properties fo:color="#ff0000" fo:font-size="12pt" fo:font-weight="bold" style:font-weight-asian="bold" style:font-weight-complex="bol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size="12pt" fo:font-weight="bold" style:font-weight-asian="bold" style:font-weight-complex="bold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">
      <style:paragraph-properties fo:text-align="start" style:justify-single-word="false"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30" style:family="paragraph" style:parent-style-name="Standard" style:list-style-name="">
      <style:paragraph-properties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31" style:family="paragraph" style:parent-style-name="Standard" style:list-style-name="">
      <style:paragraph-properties fo:text-align="start" style:justify-single-word="false" style:text-autospace="none"/>
      <style:text-properties style:font-name="TimesNewRoman" fo:font-size="10pt" style:font-name-asian="TimesNewRoman" style:font-size-asian="10pt" style:font-name-complex="TimesNewRoman" style:font-size-complex="10pt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 style:list-style-name="">
      <style:paragraph-properties style:text-autospace="none"/>
    </style:style>
    <style:style style:name="P34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0pt" style:font-name-asian="Arial1" style:font-size-asian="10pt" style:font-name-complex="Arial1" style:font-size-complex="10pt"/>
    </style:style>
    <style:style style:name="P35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" fo:font-size="11.5pt" style:font-name-asian="TimesNewRoman" style:font-size-asian="11.5pt" style:font-name-complex="TimesNewRoman" style:font-size-complex="11.5pt"/>
    </style:style>
    <style:style style:name="P36" style:family="paragraph" style:parent-style-name="Standard" style:list-style-name="L4"/>
    <style:style style:name="P37" style:family="paragraph" style:parent-style-name="Standard" style:list-style-name="L5"/>
    <style:style style:name="P38" style:family="paragraph" style:parent-style-name="Standard" style:list-style-name="L6"/>
    <style:style style:name="P39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40" style:family="paragraph" style:parent-style-name="Standard" style:list-style-name="">
      <style:paragraph-properties fo:margin-left="0cm" fo:margin-right="0cm" fo:margin-top="0cm" fo:margin-bottom="0cm" fo:text-align="justify" style:justify-single-word="false" fo:text-indent="0cm" style:auto-text-indent="false" style:text-autospace="none">
        <style:tab-stops/>
      </style:paragraph-properties>
      <style:text-properties style:font-name="TimesNewRoman" fo:font-size="10pt" style:font-name-asian="TimesNewRoman" style:font-size-asian="10pt" style:font-name-complex="TimesNewRoman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11.5pt" fo:font-weight="normal" style:font-name-asian="Arial1" style:font-size-asian="11.5pt" style:font-weight-asian="normal" style:font-name-complex="Arial1" style:font-size-complex="11.5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TimesNewRoman,Italic" fo:font-size="10pt" style:font-name-asian="TimesNewRoman,Italic" style:font-size-asian="10pt" style:font-name-complex="TimesNewRoman,Italic" style:font-size-complex="10pt"/>
    </style:style>
    <style:style style:name="P44" style:family="paragraph" style:parent-style-name="Základní_20_text_20_odsazený" style:list-style-name="">
      <style:paragraph-properties fo:margin-left="0cm" fo:margin-right="0cm" fo:margin-top="0cm" fo:margin-bottom="0cm" fo:text-align="justify" style:justify-single-word="false" fo:text-indent="0cm" style:auto-text-indent="false" style:text-autospace="none">
        <style:tab-stops/>
      </style:paragraph-properties>
    </style:style>
    <style:style style:name="P45" style:family="paragraph" style:parent-style-name="Default" style:list-style-name="">
      <style:paragraph-properties fo:margin-left="0cm" fo:margin-right="0cm" fo:margin-top="0cm" fo:margin-bottom="0cm" fo:text-align="justify" style:justify-single-word="false" fo:text-indent="0cm" style:auto-text-indent="false" style:text-autospace="none">
        <style:tab-stops/>
      </style:paragraph-properties>
      <style:text-properties style:font-name="TimesNewRoman" fo:font-size="11.5pt" style:font-name-asian="TimesNewRoman" style:font-size-asian="11.5pt" style:font-name-complex="TimesNewRoman" style:font-size-complex="11.5pt"/>
    </style:style>
    <style:style style:name="T1" style:family="text">
      <style:text-properties fo:font-variant="normal" fo:text-transform="none" style:font-name="Symbol" fo:font-size="12pt"/>
    </style:style>
    <style:style style:name="T2" style:family="text">
      <style:text-properties fo:font-variant="normal" fo:text-transform="none" fo:color="#ff0000" style:font-name="Symbol" fo:font-size="12pt"/>
    </style:style>
    <style:style style:name="T3" style:family="text">
      <style:text-properties fo:font-variant="normal" fo:text-transform="none" fo:color="#000000" style:font-name="Symbol" fo:font-size="12pt"/>
    </style:style>
    <style:style style:name="T4" style:family="text">
      <style:text-properties style:font-name="Symbol" fo:font-size="12pt"/>
    </style:style>
    <style:style style:name="T5" style:family="text">
      <style:text-properties fo:font-size="12pt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color="#ff0000" style:font-name="Symbol" fo:font-size="12pt"/>
    </style:style>
    <style:style style:name="T8" style:family="text">
      <style:text-properties fo:color="#ff0000" fo:font-size="12pt"/>
    </style:style>
    <style:style style:name="T9" style:family="text">
      <style:text-properties fo:color="#000000"/>
    </style:style>
    <style:style style:name="T10" style:family="text">
      <style:text-properties fo:color="#000000" style:font-name="Symbol" fo:font-size="12pt"/>
    </style:style>
    <style:style style:name="T11" style:family="text">
      <style:text-properties fo:color="#000000" fo:font-size="12pt"/>
    </style:style>
    <style:style style:name="T12" style:family="text">
      <style:text-properties fo:color="#000000" fo:font-size="12pt" fo:font-weight="bold" style:font-size-asian="14.5pt" style:font-weight-asian="bold" style:font-size-complex="14.5pt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font-name-asian="Arial,Bold1" style:font-name-complex="Arial,Bold1"/>
    </style:style>
    <style:style style:name="T15" style:family="text">
      <style:text-properties fo:color="#000000" style:font-name="TimesNewRoman" fo:font-weight="normal" style:font-name-asian="TimesNewRoman" style:font-weight-asian="normal" style:font-name-complex="TimesNewRoman" style:font-weight-complex="normal"/>
    </style:style>
    <style:style style:name="T16" style:family="text">
      <style:text-properties fo:color="#000000" style:font-name="TimesNewRoman" style:font-name-asian="TimesNewRoman" style:font-name-complex="TimesNewRoman"/>
    </style:style>
    <style:style style:name="T17" style:family="text">
      <style:text-properties fo:color="#000000" style:font-name="TimesNewRoman" fo:font-size="11.5pt" style:font-name-asian="TimesNewRoman" style:font-size-asian="11.5pt" style:font-name-complex="TimesNewRoman" style:font-size-complex="11.5pt"/>
    </style:style>
    <style:style style:name="T18" style:family="text">
      <style:text-properties fo:color="#000000" style:font-name="Times New Roman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9" style:family="text">
      <style:text-properties fo:color="#000000" style:font-name-asian="Arial1" style:font-name-complex="Arial1"/>
    </style:style>
    <style:style style:name="T20" style:family="text">
      <style:text-properties fo:color="#000000" style:font-name-asian="TimesNewRoman" style:font-name-complex="TimesNewRoman"/>
    </style:style>
    <style:style style:name="T21" style:family="text">
      <style:text-properties fo:color="#000000" style:font-name-asian="Arial,Bold" style:font-name-complex="Arial,Bold"/>
    </style:style>
    <style:style style:name="T22" style:family="text">
      <style:text-properties fo:color="#000000" style:font-name-asian="TimesNewRoman,Bold" style:font-name-complex="TimesNewRoman,Bold"/>
    </style:style>
    <style:style style:name="T23" style:family="text">
      <style:text-properties fo:color="#000000" style:font-name-asian="TimesNewRoman,Bold1" style:font-name-complex="TimesNewRoman,Bold1"/>
    </style:style>
    <style:style style:name="T24" style:family="text">
      <style:text-properties fo:color="#000000" style:font-name="Times New Roman2" fo:font-size="11.5pt" style:font-name-asian="Times New Roman2" style:font-size-asian="11.5pt" style:font-name-complex="Times New Roman2" style:font-size-complex="11.5pt"/>
    </style:style>
    <style:style style:name="T25" style:family="text">
      <style:text-properties fo:color="#000000" style:font-name="Times New Roman2" style:font-name-asian="Times New Roman2" style:font-name-complex="Times New Roman2"/>
    </style:style>
    <style:style style:name="T26" style:family="text">
      <style:text-properties fo:color="#000000" style:font-name="Times New Roman2" fo:font-size="11.5pt" style:font-name-asian="Times New Roman2" style:font-size-asian="11.5pt" style:font-name-complex="Times New Roman2" style:font-size-complex="11.5pt"/>
    </style:style>
    <style:style style:name="T27" style:family="text">
      <style:text-properties fo:color="#000000" style:font-name="TimesNewRoman,BoldItalic" fo:font-style="italic" fo:font-weight="bold" style:font-name-asian="TimesNewRoman,BoldItalic" style:font-style-asian="italic" style:font-weight-asian="bold" style:font-name-complex="TimesNewRoman,BoldItalic" style:font-style-complex="italic" style:font-weight-complex="bold"/>
    </style:style>
    <style:style style:name="T28" style:family="text">
      <style:text-properties fo:color="#000000" style:font-name="TimesNewRoman,Italic" fo:font-style="italic" style:font-name-asian="TimesNewRoman,Italic" style:font-style-asian="italic" style:font-name-complex="TimesNewRoman,Italic" style:font-style-complex="italic"/>
    </style:style>
    <style:style style:name="T29" style:family="text">
      <style:text-properties fo:color="#000000" fo:font-size="11.5pt" style:font-size-asian="11.5pt" style:font-size-complex="11.5pt"/>
    </style:style>
    <style:style style:name="T30" style:family="text">
      <style:text-properties fo:color="#000000" style:font-name="TimesNewRoman" fo:font-size="14.5pt" style:font-name-asian="TimesNewRoman" style:font-size-asian="14.5pt" style:font-name-complex="TimesNewRoman" style:font-size-complex="14.5pt"/>
    </style:style>
    <style:style style:name="T31" style:family="text">
      <style:text-properties fo:color="#000000" style:font-name="TimesNewRoman" fo:font-size="8.5pt" style:font-name-asian="TimesNewRoman" style:font-size-asian="8.5pt" style:font-name-complex="TimesNewRoman" style:font-size-complex="8.5pt"/>
    </style:style>
    <style:style style:name="T32" style:family="text">
      <style:text-properties fo:color="#000000" style:font-name="TimesNewRoman" fo:font-size="11.5pt" style:font-name-asian="TimesNewRoman" style:font-size-asian="11.5pt" style:font-name-complex="TimesNewRoman" style:font-size-complex="11.5pt"/>
    </style:style>
    <style:style style:name="T33" style:family="text">
      <style:text-properties fo:color="#000000" style:font-name="Arial1" fo:font-size="9.5pt" style:font-name-asian="Arial1" style:font-size-asian="9.5pt" style:font-name-complex="Arial1" style:font-size-complex="9.5pt"/>
    </style:style>
    <style:style style:name="T34" style:family="text">
      <style:text-properties fo:color="#000000" style:font-name="Arial1" fo:font-size="9.5pt" style:font-name-asian="Arial1" style:font-size-asian="9.5pt" style:font-name-complex="Arial1" style:font-size-complex="9.5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name-asian="TimesNewRoman,Bold" style:font-weight-asian="bold" style:font-name-complex="TimesNewRoman,Bold" style:font-weight-complex="bold"/>
    </style:style>
    <style:style style:name="T37" style:family="text">
      <style:text-properties fo:font-weight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style:font-name-asian="TimesNewRoman" style:font-weight-asian="normal" style:font-name-complex="TimesNewRoman" style:font-weight-complex="normal"/>
    </style:style>
    <style:style style:name="T40" style:family="text">
      <style:text-properties fo:font-weight="normal" style:font-name-asian="Arial,Bold1" style:font-weight-asian="normal" style:font-name-complex="Arial,Bold1" style:font-weight-complex="normal"/>
    </style:style>
    <style:style style:name="T41" style:family="text">
      <style:text-properties fo:font-weight="normal" style:font-name-asian="Arial,Bold" style:font-weight-asian="normal" style:font-name-complex="Arial,Bold" style:font-weight-complex="normal"/>
    </style:style>
    <style:style style:name="T42" style:family="text">
      <style:text-properties fo:font-weight="normal" style:font-name-asian="TimesNewRoman,Bold" style:font-weight-asian="normal" style:font-name-complex="TimesNewRoman,Bold" style:font-weight-complex="normal"/>
    </style:style>
    <style:style style:name="T43" style:family="text">
      <style:text-properties fo:font-weight="normal" style:font-name-asian="TimesNewRoman,Bold1" style:font-weight-asian="normal" style:font-name-complex="TimesNewRoman,Bold1" style:font-weight-complex="normal"/>
    </style:style>
    <style:style style:name="T44" style:family="text">
      <style:text-properties fo:font-size="13.5pt" style:font-size-asian="13.5pt" style:font-size-complex="13.5pt"/>
    </style:style>
    <style:style style:name="T45" style:family="text">
      <style:text-properties style:font-name="TimesNewRoman" style:font-name-asian="TimesNewRoman" style:font-name-complex="TimesNewRoman"/>
    </style:style>
    <style:style style:name="T46" style:family="text">
      <style:text-properties style:font-name="TimesNewRoman" fo:font-weight="normal" style:font-name-asian="TimesNewRoman" style:font-weight-asian="normal" style:font-name-complex="TimesNewRoman" style:font-weight-complex="normal"/>
    </style:style>
    <style:style style:name="T47" style:family="text">
      <style:text-properties style:font-name="TimesNewRoman" fo:font-size="11.5pt" style:font-name-asian="TimesNewRoman" style:font-size-asian="11.5pt" style:font-name-complex="TimesNewRoman" style:font-size-complex="11.5pt"/>
    </style:style>
    <style:style style:name="T48" style:family="text">
      <style:text-properties style:font-name="TimesNewRoman" fo:font-size="9.5pt" style:font-name-asian="TimesNewRoman" style:font-size-asian="9.5pt" style:font-name-complex="TimesNewRoman" style:font-size-complex="9.5pt"/>
    </style:style>
    <style:style style:name="T49" style:family="text">
      <style:text-properties style:font-name="TimesNewRoman,Bold" fo:font-weight="normal" style:font-name-asian="TimesNewRoman,Bold" style:font-weight-asian="normal" style:font-name-complex="TimesNewRoman,Bold" style:font-weight-complex="normal"/>
    </style:style>
    <style:style style:name="T50" style:family="text">
      <style:text-properties style:font-name="TimesNewRoman,Bold" style:font-name-asian="TimesNewRoman,Bold" style:font-name-complex="TimesNewRoman,Bold"/>
    </style:style>
    <style:style style:name="T51" style:family="text">
      <style:text-properties style:font-name-asian="TimesNewRoman" style:font-name-complex="TimesNewRoman"/>
    </style:style>
    <style:style style:name="T52" style:family="text">
      <style:text-properties style:font-weight-asian="normal"/>
    </style:style>
    <style:style style:name="T53" style:family="text">
      <style:text-properties style:font-weight-complex="normal"/>
    </style:style>
    <style:style style:name="T54" style:family="text">
      <style:text-properties fo:font-size="11.5pt"/>
    </style:style>
    <style:style style:name="T55" style:family="text">
      <style:text-properties fo:font-size="11.5pt" style:font-size-asian="11.5pt" style:font-size-complex="11.5pt"/>
    </style:style>
    <style:style style:name="T56" style:family="text">
      <style:text-properties style:font-name="TimesNewRoman,Bold1" style:font-name-asian="TimesNewRoman,Bold1" style:font-name-complex="TimesNewRoman,Bold1"/>
    </style:style>
    <style:style style:name="T57" style:family="text">
      <style:text-properties style:font-name="Arial1" fo:font-size="11.5pt" style:font-name-asian="Arial1" style:font-size-asian="11.5pt" style:font-name-complex="Arial1" style:font-size-complex="11.5pt"/>
    </style:style>
    <style:style style:name="T58" style:family="text">
      <style:text-properties style:font-name="Arial1" fo:font-size="9.5pt" style:font-name-asian="Arial1" style:font-size-asian="9.5pt" style:font-name-complex="Arial1" style:font-size-complex="9.5pt"/>
    </style:style>
    <style:style style:name="T59" style:family="text">
      <style:text-properties style:font-name="Times New Roman1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60" style:family="text">
      <style:text-properties fo:font-size="15.5pt" style:font-size-asian="15.5pt" style:font-size-complex="15.5pt"/>
    </style:style>
    <style:style style:name="T61" style:family="text">
      <style:text-properties style:font-name="Arial1"/>
    </style:style>
    <style:style style:name="T62" style:family="text">
      <style:text-properties style:font-name="Arial1" fo:font-size="9.5pt" style:font-name-asian="Arial1" style:font-size-asian="9.5pt" style:font-name-complex="Arial1" style:font-size-complex="9.5pt"/>
    </style:style>
    <style:style style:name="T63" style:family="text">
      <style:text-properties style:font-name="Arial1" fo:font-size="11.5pt" style:font-name-asian="Arial1" style:font-size-asian="11.5pt" style:font-name-complex="Arial1" style:font-size-complex="11.5pt"/>
    </style:style>
    <style:style style:name="T64" style:family="text">
      <style:text-properties style:font-name="Arial1" fo:font-size="11.5pt" fo:font-weight="normal" style:font-name-asian="Arial1" style:font-size-asian="11.5pt" style:font-weight-asian="normal" style:font-name-complex="Arial1" style:font-size-complex="11.5pt" style:font-weight-complex="normal"/>
    </style:style>
    <style:style style:name="T65" style:family="text">
      <style:text-properties style:font-name="Arial1" fo:font-size="11.5pt" fo:font-style="italic" style:font-name-asian="Arial1" style:font-size-asian="11.5pt" style:font-style-asian="italic" style:font-name-complex="Arial1" style:font-size-complex="11.5pt" style:font-style-complex="italic"/>
    </style:style>
    <style:style style:name="T66" style:family="text">
      <style:text-properties style:font-name-asian="Arial1"/>
    </style:style>
    <style:style style:name="T67" style:family="text">
      <style:text-properties style:font-name-complex="Arial1"/>
    </style:style>
    <style:style style:name="T68" style:family="text">
      <style:text-properties style:font-name="TimesNewRoman"/>
    </style:style>
    <style:style style:name="T69" style:family="text">
      <style:text-properties style:font-name="TimesNewRoman" fo:font-size="15.5pt" style:font-name-asian="TimesNewRoman" style:font-size-asian="15.5pt" style:font-name-complex="TimesNewRoman" style:font-size-complex="15.5pt"/>
    </style:style>
    <style:style style:name="T70" style:family="text">
      <style:text-properties style:font-name="TimesNewRoman" fo:font-size="11.5pt" style:font-name-asian="TimesNewRoman" style:font-size-asian="11.5pt" style:font-name-complex="TimesNewRoman" style:font-size-complex="11.5pt"/>
    </style:style>
    <style:style style:name="T71" style:family="text">
      <style:text-properties style:font-name="TimesNewRoman" fo:font-size="9.5pt" style:font-name-asian="TimesNewRoman" style:font-size-asian="9.5pt" style:font-name-complex="TimesNewRoman" style:font-size-complex="9.5pt"/>
    </style:style>
    <style:style style:name="T72" style:family="text">
      <style:text-properties style:font-name-asian="TimesNewRoman"/>
    </style:style>
    <style:style style:name="T73" style:family="text">
      <style:text-properties style:font-size-asian="11.5pt"/>
    </style:style>
    <style:style style:name="T74" style:family="text">
      <style:text-properties style:font-name-complex="TimesNewRoman"/>
    </style:style>
    <style:style style:name="T75" style:family="text">
      <style:text-properties style:font-size-complex="11.5pt"/>
    </style:style>
    <style:style style:name="T76" style:family="text">
      <style:text-properties fo:color="#0000ff"/>
    </style:style>
    <style:style style:name="T77" style:family="text">
      <style:text-properties fo:color="#0000ff" fo:font-size="12pt"/>
    </style:style>
    <style:style style:name="T78" style:family="text">
      <style:text-properties fo:color="#0000ff" style:font-name-complex="TimesNewRoman"/>
    </style:style>
    <style:style style:name="T79" style:family="text">
      <style:text-properties style:font-name="TimesNewRoman,Italic" fo:font-size="13.5pt" fo:font-style="italic" style:font-name-asian="TimesNewRoman,Italic" style:font-size-asian="13.5pt" style:font-style-asian="italic" style:font-name-complex="TimesNewRoman,Italic" style:font-size-complex="13.5pt" style:font-style-complex="italic"/>
    </style:style>
    <style:style style:name="T80" style:family="text">
      <style:text-properties style:font-name="TimesNewRoman,Italic" fo:font-size="11.5pt" fo:font-style="italic" style:font-name-asian="TimesNewRoman,Italic" style:font-size-asian="11.5pt" style:font-style-asian="italic" style:font-name-complex="TimesNewRoman,Italic" style:font-size-complex="11.5pt" style:font-style-complex="italic"/>
    </style:style>
    <style:style style:name="T81" style:family="text">
      <style:text-properties fo:font-size="10pt"/>
    </style:style>
    <style:style style:name="T82" style:family="text">
      <style:text-properties style:font-size-asian="10pt"/>
    </style:style>
    <style:style style:name="T83" style:family="text">
      <style:text-properties style:font-size-complex="10pt"/>
    </style:style>
    <style:style style:name="T84" style:family="text">
      <style:text-properties style:font-name="SymbolMT" fo:font-size="14.5pt" style:font-name-asian="SymbolMT" style:font-size-asian="14.5pt" style:font-name-complex="SymbolMT" style:font-size-complex="14.5pt"/>
    </style:style>
    <style:style style:name="T85" style:family="text">
      <style:text-properties style:font-name="SymbolMT" fo:font-size="13.5pt" style:font-name-asian="SymbolMT" style:font-size-asian="13.5pt" style:font-name-complex="SymbolMT" style:font-size-complex="13.5pt"/>
    </style:style>
    <style:style style:name="T86" style:family="text">
      <style:text-properties style:font-name="SymbolMT" fo:font-size="16.5pt" style:font-name-asian="SymbolMT" style:font-size-asian="16.5pt" style:font-name-complex="SymbolMT" style:font-size-complex="16.5pt"/>
    </style:style>
    <style:style style:name="T87" style:family="text">
      <style:text-properties style:font-name="SymbolMT" fo:font-size="16.5pt" fo:font-style="italic" style:font-name-asian="SymbolMT" style:font-size-asian="16.5pt" style:font-style-asian="italic" style:font-name-complex="SymbolMT" style:font-size-complex="16.5pt" style:font-style-complex="italic"/>
    </style:style>
    <style:style style:name="T88" style:family="text">
      <style:text-properties style:font-name="SymbolMT" fo:font-size="16pt" style:font-name-asian="SymbolMT" style:font-size-asian="16pt" style:font-name-complex="SymbolMT" style:font-size-complex="16pt"/>
    </style:style>
    <style:style style:name="T89" style:family="text">
      <style:text-properties style:font-name="SymbolMT" fo:font-size="13pt" style:font-name-asian="SymbolMT" style:font-size-asian="13pt" style:font-name-complex="SymbolMT" style:font-size-complex="13pt"/>
    </style:style>
    <style:style style:name="T90" style:family="text">
      <style:text-properties fo:color="#fd0128" fo:font-size="9.5pt" style:font-size-asian="9.5pt" style:font-size-complex="9.5pt"/>
    </style:style>
    <style:style style:name="T91" style:family="text">
      <style:text-properties fo:color="#00ae00"/>
    </style:style>
    <style:style style:name="T92" style:family="text">
      <style:text-properties style:font-name="Arial,Bold1" fo:font-size="6.5pt" fo:font-weight="bold" style:font-name-asian="Arial,Bold1" style:font-size-asian="6.5pt" style:font-weight-asian="bold" style:font-name-complex="Arial,Bold1" style:font-size-complex="6.5pt" style:font-weight-complex="bold"/>
    </style:style>
    <style:style style:name="T93" style:family="text">
      <style:text-properties fo:font-size="9.5pt"/>
    </style:style>
    <style:style style:name="T94" style:family="text">
      <style:text-properties fo:font-size="9.5pt" style:font-size-asian="9.5pt" style:font-size-complex="9.5pt"/>
    </style:style>
    <style:style style:name="T95" style:family="text">
      <style:text-properties style:font-size-asian="9.5pt"/>
    </style:style>
    <style:style style:name="T96" style:family="text">
      <style:text-properties style:font-size-complex="9.5pt"/>
    </style:style>
    <style:style style:name="T97" style:family="text">
      <style:text-properties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tázky pro PA010/podzim 2009</text:p>
      <text:p text:style-name="P22"> Vypracovane otazky nemusia byt spravne! (osobne tomu niako extra nerozumiem takze si myslim ze ani niesu, ale lepsie som to pomocou slajdov nevedela spracovat)</text:p>
      <text:p text:style-name="P22">Zelena-nadpisy</text:p>
      <text:p text:style-name="P22">modra-v zadani znaci co nieje vypracovane v odpovedi</text:p>
      <text:p text:style-name="P22"><text:s/><text:tab/>-v odpovedi znaci vacsinou moje poznamky a pod</text:p>
      <text:p text:style-name="P2"/>
      <text:p text:style-name="P2"/>
      <text:p text:style-name="P1">Pozn.: Při formulaci odpovědi použijte v přiměřeném rozsahu obrázky, algoritmy v pseudokódu a vysvětlující text. </text:p>
      <text:p text:style-name="P2"/>
      <text:p text:style-name="P4">Rekonstrukce a vzorkování</text:p>
      <text:p text:style-name="P2"> </text:p>
      <text:p text:style-name="P5"><text:span text:style-name="T4">·</text:span><text:span text:style-name="T1">        </text:span><text:span text:style-name="T5">Vysvětlete pojem (jev) „alias“. V jakých situacích vzniká, co je jeho příčinou a důsledkem?</text:span></text:p>
      <text:p text:style-name="P12">  Uveďte metody používané pro antialising včetně vysvětlení základního principu? </text:p>
      <text:p text:style-name="P13">Alias vznika na rastrovych displejoch vdaka ich diskretnej povahe. Pozname prostorovy(zubate zobrazenie sikmych linii, intereferencia medzi rychlo sa meniacim obrazom a pixelovym rastrom), casovy(blikanie po obvode pohybujucich sa objektov,interferencia cyklickeho pohybu so snimkovou frekvenciou).</text:p>
      <text:p text:style-name="P13">Antialiasing vyuziva Catmallov algoritmus(najde plochy fragmentov, vysledna farba je dana suctom farieb fragmentu), Mitchell(algoritmus najlepsieho kandidata)</text:p>
      <text:p text:style-name="P5"><text:span text:style-name="T4">·</text:span><text:span text:style-name="T1">        </text:span><text:span text:style-name="T5">Co je rekonstrukční filtr ? Jak ovlivňuje zobrazení vzorkovaného signálu ?</text:span></text:p>
      <text:p text:style-name="P15">Je dany vlastnostami vystupneho zariadenia. Sposob (spojita funkcia s obmedzenym definicnim oborom) ako zo vzorkov spatne zrekonstruovat obraz. Frekvencia vzorkovania musi byt vyssia nez 2 nasobok frekvencie pritomej v signale. Cim je frekvencia vyssia tym je signal po zrekonstruovani viac podobny originalu.</text:p>
      <text:p text:style-name="P5"><text:span text:style-name="T4">·</text:span><text:span text:style-name="T1">        </text:span><text:span text:style-name="T5">Co je spektrum neperiodické funkce ? Jak ovlivňuje pravidelné vzorkování spektrum výsledné, tj. vzorkované funkce ? Jaké jsou podmínky pro úplnou rekonstrukci vzorkovaného signálu ?</text:span></text:p>
      <text:p text:style-name="P15">Spektrum - mnozina hodnot na osi y ktore su jej vysledkom, neopakuju sa v ziadnej periodicnosti. Pravidelne vzorkovanie ovplyvnuje „hustotu“ zaznamenanych hodnot, tj pocet hodnot y zaznamenanych na urcitom useku osi x. Frekvencia vzorkovania musi byt vyssia nez dvojnasobok najvyssej frekvencie signalu. <text:s/></text:p>
      <text:p text:style-name="P5"><text:span text:style-name="T4">·</text:span><text:span text:style-name="T1">        </text:span><text:span text:style-name="T5">Jaký tvar má ideální nízkopásmový filtr ve frekvenční doméně ? K čemu se používá ? Jaký konvoluční filtr je jeho obrazem ? Nakreslete a vysvětlete na příkladu vzorkovaného signálu s omezeným frekvenčním rozsahem.</text:span></text:p>
      <text:p text:style-name="P16"><draw:frame draw:style-name="fr1" draw:name="obrázky1" text:anchor-type="paragraph" svg:x="7.996cm" svg:y="0cm" svg:width="8.521cm" svg:height="4.42cm" draw:z-index="0"><draw:image xlink:href="Pictures/2000000700002149000011445AC59919.svm" xlink:type="simple" xlink:show="embed" xlink:actuate="onLoad"/></draw:frame>Pre rekonstrukciu musi byt signal frekvencne obmedzeny. Nizkopasmovy filter filtruje hodnoty a rozdeluje hodnoty frekvencii na nizsie ako fmax alebo vyssie/rovne fmax. </text:p>
      <text:p text:style-name="P5"><text:span text:style-name="T4">·</text:span><text:span text:style-name="T1">        </text:span><text:span text:style-name="T5">Jaké vlastnosti by měl mít dobrý vzorkovací algoritmus ? Uveďte </text:span><text:soft-page-break/><text:span text:style-name="T5">příklady vzorkovacích algoritmů, jejich principy a vlastnosti.</text:span></text:p>
      <text:p text:style-name="P17">Mal by zaznamenat signal tak aby boli pri jeho rekonstrukcii co najmnssie odchylky od povodneho.</text:p>
      <text:p text:style-name="P6"><text:span text:style-name="T13">Pravidelné vzorkování-</text:span><text:span text:style-name="T46">Neodstra</text:span><text:span text:style-name="T46">ň</text:span><text:span text:style-name="T46">uje </text:span><text:span text:style-name="T49">rušivé interference </text:span><text:span text:style-name="T46">(pouze je posunuje do vyšších frekvencí)</text:span></text:p>
      <text:p text:style-name="P7"><text:span text:style-name="T13">Náhodné vzorkování</text:span><text:span text:style-name="T15">-</text:span><text:span text:style-name="T40">N nezávislých náhodných pokus</text:span><text:span text:style-name="T41">ů </text:span><text:span text:style-name="T40">s rovnom</text:span><text:span text:style-name="T41">ě</text:span><text:span text:style-name="T40">rným rozložením pravd</text:span><text:span text:style-name="T41">ě</text:span><text:span text:style-name="T40">podobnosti. </text:span><text:span text:style-name="T39">Vzorky mohou vytvá</text:span><text:span text:style-name="T39">ř</text:span><text:span text:style-name="T39">et </text:span><text:span text:style-name="T42">v</text:span><text:span text:style-name="T43">ě</text:span><text:span text:style-name="T42">tší shluky. </text:span><text:span text:style-name="T51">Velký podíl </text:span><text:span text:style-name="T42">šumu</text:span><text:span text:style-name="T36"> </text:span><text:span text:style-name="T51">ve výsledku.</text:span></text:p>
      <text:p text:style-name="P8"><text:span text:style-name="T9">„rozt</text:span><text:span text:style-name="T19">ř</text:span><text:span text:style-name="T9">esení“</text:span><text:span text:style-name="T20">-</text:span><text:span text:style-name="T14">K × K nezávislých náhodných pokus</text:span><text:span text:style-name="T21">ů </text:span><text:span text:style-name="T14">v K × K shodných subintervalech (pokrývajících p</text:span><text:span text:style-name="T21">ů</text:span><text:span text:style-name="T14">vodní interval beze zbytku). </text:span><text:span text:style-name="T20">Omezení pravd</text:span><text:span text:style-name="T20">ě</text:span><text:span text:style-name="T20">podobnosti </text:span><text:span text:style-name="T22">velkých shluk</text:span><text:span text:style-name="T23">ů. </text:span><text:span text:style-name="T50">Rovnom</text:span><text:span text:style-name="T56">ě</text:span><text:span text:style-name="T50">rn</text:span><text:span text:style-name="T56">ě</text:span><text:span text:style-name="T50">jší pokrytí </text:span><text:span text:style-name="T45">vzorkovaného intervalu</text:span></text:p>
      <text:p text:style-name="Standard"><text:span text:style-name="T18">Částečné „roztřesení“- </text:span>K × K nezávislých náhodných pokusů v K × K shodných subintervalech (nepokrývajících původní interval). Zamezuje vytváření shluků. Dílčí pravidelnost může být na závadu<text:span text:style-name="T59">.</text:span></text:p>
      <text:p text:style-name="Standard">N věží (nezávislé „roztřesení“)- Úsporná varianta “roztřesní”,</text:p>
      <text:p text:style-name="Standard">v každém řádku i sloupci je právě jeden vzorek. Náhodná permutace diagonály. Zachovává si výhodné vlastnosti “roztřesení” při větší efektivitě (zejména ve vyšších dimenzích!).</text:p>
      <text:p text:style-name="Standard">Poissonovo diskové vzorkování- N náhodných pokusů</text:p>
      <text:p text:style-name="Standard">splňujících podmínku: [xk,yk] - [xl,yl] | &gt; d pro danou konstantu d. Zamezuje vytváření shluků, napodobuje rozložení svetločivných buněk na sítnici savců. <text:span text:style-name="T38">Obtížná efektivní implementace!</text:span></text:p>
      <text:p text:style-name="P26"/>
      <text:p text:style-name="P5"><text:span text:style-name="T10">·</text:span><text:span text:style-name="T3">        </text:span><text:span text:style-name="T11">Praktické vyhlazov</text:span><text:span text:style-name="T5">ací metody při vykreslování grafických primitiv v rastru.</text:span></text:p>
      <text:p text:style-name="Standard">1. úprava signálu - prefiltering</text:p>
      <text:p text:style-name="Standard">redukce šířky pásma signálu pomocí nízkofrekvenčního filtru nejkvalitnější, ale často nepraktické řešení</text:p>
      <text:p text:style-name="Standard">2. úprava vzorků pomocí supersampling pomocí více vzorků zvýší Nyquistovu frekvenci jednoduchá, často používaná metoda</text:p>
      <text:list xml:id="list32292194" text:style-name="L1">
        <text:list-item>
          <text:p text:style-name="P27">úprava vzorků pomocí stochastického vzorkování relativně jednoduchá metoda, používá se v kombinaci s 2.</text:p>
          <text:p text:style-name="P27"/>
        </text:list-item>
      </text:list>
      <text:p text:style-name="P5"><text:span text:style-name="T4">·</text:span><text:span text:style-name="T1">        </text:span><text:span text:style-name="T5">Vzorkování s adaptivním zjemňováním. Kritéria zjemňování , rekonstrukce výsledku.</text:span></text:p>
      <text:p text:style-name="Standard"><text:span text:style-name="T35"> </text:span>Adaptivne zjemnovanie - vzorkování podle lokální důležitosti (vážené vzorkování) nebo zajímavosti</text:p>
      <text:list xml:id="list32275674" text:style-name="L2">
        <text:list-item>
          <text:p text:style-name="P28">některé oblasti pokrývaného intervalu mají větší váhu</text:p>
        </text:list-item>
        <text:list-item>
          <text:p text:style-name="P28">oblasti s větší variací vzorkované funkce je nutnénpokrýt hustěji</text:p>
        </text:list-item>
      </text:list>
      <text:p text:style-name="Standard">“důležitost” nebo “zajímavost” nemusím znát dopředu algoritmus se musí přizpůsobovat dosaženým výsledkům (adaptabilita)</text:p>
      <text:p text:style-name="P4"/>
      <text:p text:style-name="P4">Textury </text:p>
      <text:p text:style-name="P5"><text:span text:style-name="T4">·</text:span><text:span text:style-name="T1">        </text:span><text:span text:style-name="T5">Uveďte jednotlivé typy používaných textur. Co ovlivňuje textura v lokálním světelném modelu a lokální geometrii tělesa ? </text:span><text:span text:style-name="T77">Zapište jednoduchý světelný model a naznačte možnosti  aplikace textury.</text:span></text:p>
      <text:p text:style-name="Standard">Algoritmické a smíšené textury, Šumové, náhodné textury (užití syntézy šumu), fraktální textury (deterministické i stochastické), Hrbolaté („bump“),2D,3D,Sešívané textury, Stochastické textury</text:p>
      <text:p text:style-name="P29">svetelny model - p<text:span text:style-name="T45">ř</text:span>íchozí sv<text:span text:style-name="T45">ě</text:span>tlo (mapy okolí, neboli reflexní mapy)</text:p>
      <text:p text:style-name="P31"><text:span text:style-name="T55">geometria telesa - sm</text:span><text:span text:style-name="T47">ě</text:span><text:span text:style-name="T55">ry normál (bump-mapping) nahrazení složité (mikro)geometrie</text:span></text:p>
      <text:p text:style-name="Standard"><text:span text:style-name="T5"/></text:p>
      <text:p text:style-name="P5"><text:span text:style-name="T4">·</text:span><text:span text:style-name="T1">        </text:span><text:span text:style-name="T5">Jaký sled transformací se uplatní při nanášení 2D textury na povrch tělesa ? Vysvětlete přímé a inverzní nanášení textur. </text:span></text:p>
      <text:p text:style-name="Standard">1) prohlížení obrazového prostoru (inverzní mapování)</text:p>
      <text:p text:style-name="Standard"><text:soft-page-break/>for all (x,y) // všechny (relevantní) body obrazu</text:p>
      <text:p text:style-name="Standard">(u,v) = f-1(x,y)</text:p>
      <text:p text:style-name="Standard">SCREEN[x,y] = TEXTURE[u,v]</text:p>
      <text:p text:style-name="Standard">2) prohlížení prostoru textury (přímé mapování)</text:p>
      <text:p text:style-name="Standard">for all (u,v) // všechny (relevantní) body textury</text:p>
      <text:p text:style-name="Standard">(x,y) = f(u,v)</text:p>
      <text:p text:style-name="Standard">SCREEN[x,y] = TEXTURE[u,v]</text:p>
      <text:p text:style-name="P5"><draw:frame draw:style-name="fr2" draw:name="obrázky2" text:anchor-type="paragraph" svg:x="0.058cm" svg:y="0.132cm" svg:width="10.583cm" svg:height="6.802cm" draw:z-index="1"><draw:image xlink:href="Pictures/200000070000295800001A91A72577B7.svm" xlink:type="simple" xlink:show="embed" xlink:actuate="onLoad"/></draw:frame><text:span text:style-name="T5"/></text:p>
      <text:p text:style-name="P5"><text:span text:style-name="T4">·</text:span><text:span text:style-name="T1">        </text:span><text:span text:style-name="T5">MIP-MAP metoda aplikace textury. </text:span></text:p>
      <text:p text:style-name="P44"><draw:frame draw:style-name="fr1" draw:name="obrázky3" text:anchor-type="paragraph" svg:x="-0.016cm" svg:y="0.026cm" svg:width="3.905cm" svg:height="3.591cm" draw:z-index="2"><draw:image xlink:href="Pictures/2000000700001793000017B6913EF3B7.svm" xlink:type="simple" xlink:show="embed" xlink:actuate="onLoad"/></draw:frame><text:span text:style-name="T24">mipmap – data jsou p</text:span><text:span text:style-name="T24">ř</text:span><text:span text:style-name="T24">ítomna v p</text:span><text:span text:style-name="T24">ů</text:span><text:span text:style-name="T24">vodním rozlišení a pak vždy v rozlišení polovi</text:span><text:span text:style-name="T24">č</text:span><text:span text:style-name="T24">ním v obou rozm</text:span><text:span text:style-name="T24">ě</text:span><text:span text:style-name="T24">rech než bylo p</text:span><text:span text:style-name="T24">ř</text:span><text:span text:style-name="T24">edchozí rozlišení, celá posloupnost kon</text:span><text:span text:style-name="T24">č</text:span><text:span text:style-name="T24">í až u velikosti 1×1 </text:span></text:p>
      <text:p text:style-name="P45"><text:span text:style-name="T9">Volba </text:span><text:span text:style-name="T27">D je </text:span><text:span text:style-name="T9">podle rozsahu </text:span><text:span text:style-name="T28">d </text:span><text:span text:style-name="T9">textury umíst</text:span><text:span text:style-name="T16">ě</text:span><text:span text:style-name="T9">né do plochy pixelu</text:span><text:span text:style-name="T25">.</text:span></text:p>
      <text:p text:style-name="P40"><text:span text:style-name="T29">Minimum 1 vyplývá ze situace, kdy pixel je pokryt pouze </text:span><text:span text:style-name="T17">č</text:span><text:span text:style-name="T29">ástí</text:span></text:p>
      <text:p text:style-name="P30">texelu. Pak není nutné filtrovat.</text:p>
      <text:p text:style-name="P33"><text:span text:style-name="T30"><text:s/>D = log </text:span><text:span text:style-name="T31">2</text:span><text:span text:style-name="T30">(max{d ,1}) </text:span></text:p>
      <text:p text:style-name="P33"/>
      <text:p text:style-name="P5"><text:span text:style-name="T4">·</text:span><text:span text:style-name="T1">        </text:span><text:span text:style-name="T5">Vysvětlete postup při nanášení  </text:span><text:span text:style-name="T77">textury definované tabulkou</text:span><text:span text:style-name="T5">. Bilineární a bikubická interpolace textury. </text:span><text:span text:style-name="T77">Filtrování textur při kontrakci.</text:span></text:p>
      <text:p text:style-name="Standard">předem vygeneruji síť pseudonáhodných čísel (vektorů, směrnic, ..).</text:p>
      <text:p text:style-name="P33">bilineární interpolace – zajišťuje spojitost obrazové funkce </text:p>
      <text:p text:style-name="Standard">bikubická interpolace - spojitost vyšších řádů</text:p>
      <text:p text:style-name="Standard"><draw:frame draw:style-name="fr1" draw:name="obrázky4" text:anchor-type="paragraph" svg:x="7.331cm" svg:y="0.318cm" svg:width="9.587cm" svg:height="6.094cm" draw:z-index="3"><draw:image xlink:href="Pictures/200000070000404A000025BA0779F4FE.svm" xlink:type="simple" xlink:show="embed" xlink:actuate="onLoad"/></draw:frame></text:p>
      <text:p text:style-name="Standard">interpolace v neuzlových bodech</text:p>
      <text:p text:style-name="Standard">– separabilní metody (složky počítám postupně)</text:p>
      <text:p text:style-name="Standard">– nejčastěji kvadratické nebo kubické polynomy</text:p>
      <text:p text:style-name="P32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·</text:span><text:span text:style-name="T1">        </text:span><text:span text:style-name="T5">Vysvětlete důvody a princip nanášení textur přes pomocné povrchy.</text:span></text:p>
      <text:p text:style-name="P35">1. 2D texturu T(u,v) naneseme na jednoduchý povrch T’:</text:p>
      <text:p text:style-name="P34"><text:span text:style-name="T47">2. Z pomocného povrchu p</text:span><text:span text:style-name="T47">ř</text:span><text:span text:style-name="T47">eneseme texturu na t</text:span><text:span text:style-name="T47">ě</text:span><text:span text:style-name="T47">leso</text:span></text:p>
      <text:p text:style-name="Standard"><text:span text:style-name="T17">s povrchem O (</text:span>Jednoduché pomocné povrchy: rovina, válcová plocha, krychle, koule.) tak aby bol povrch co najviac podobny zobrazovanemu. Pomocou zobrazenia na pomocnom povrchu zobrazime vysledny objekt. </text:p>
      <text:p text:style-name="P5"><text:span text:style-name="T4">·</text:span><text:span text:style-name="T1">        </text:span><text:span text:style-name="T5">Co jsou hrbolaté textury, jak jsou aplikovány ?</text:span></text:p>
      <text:p text:style-name="Standard">Textury s pomocou ktorych nieje povrch tak pravidelny a vyzera viac realisticky. Napodobnuju nerovnosti povrchu telies. Aplikuju sa pomocou modulace normaly, kde sa posuva rovina lokalneho povrchu telesa von z telesa alebo dovnutra. </text:p>
      <text:p text:style-name="P5"><text:span text:style-name="T4">·</text:span><text:span text:style-name="T1">        </text:span><text:span text:style-name="T5">(Perlinův šum a jeho aplikace.)</text:span></text:p>
      <text:p text:style-name="Standard"> cílem je subjektivně nahodilý vzhled (tvar)</text:p>
      <text:list xml:id="list36296812" text:style-name="L4">
        <text:list-item>
          <text:p text:style-name="P36">napodobení komplikovaných přírodních jevů</text:p>
        </text:list-item>
        <text:list-item>
          <text:p text:style-name="P36">výsledek působení chaotického systému, náhodné difúse, systému s částečnou zpětnou vazbou, ..</text:p>
        </text:list-item>
      </text:list>
      <text:p text:style-name="Standard">U Perlinovho sumu je spektrum omezené na jednu oktávu (f ÷ 2f)</text:p>
      <text:p text:style-name="Standard">efektivní implementace</text:p>
      <text:p text:style-name="Standard">předem vygeneruji síť pseudonáhodných gradientních vektorů [a,b,c,d]ijk</text:p>
      <text:p text:style-name="Standard"><text:s/>– [a,b,c]ijk je pseudonáhodný jednotkový směr</text:p>
      <text:p text:style-name="Standard">(vybírám a normalizuji pouze náhodné vektory</text:p>
      <text:p text:style-name="Standard">kratší než 1)</text:p>
      <text:p text:style-name="Standard">– dijk je hodnota funkce v uzlovém bodě [xi,yj,zk]</text:p>
      <text:list xml:id="list36320737" text:style-name="L5">
        <text:list-item>
          <text:p text:style-name="P37">přepočítám d’ijk = dijk - aijk· xi - bijk· yj - cijk· zk</text:p>
        </text:list-item>
      </text:list>
      <text:p text:style-name="Standard">hodnoty v uzlech: Kijk(x,y,z) = d’ijk + aijk· x + bijk· y + cijk· z</text:p>
      <text:p text:style-name="Standard">interpolační kubické spline polynomy:</text:p>
      <text:p text:style-name="Standard">w(t) = 2|t|3 - 3t2 + 1 <text:tab/> pro |t| &lt; 1</text:p>
      <text:p text:style-name="Standard">w(t) = 0<text:tab/><text:tab/> jinde</text:p>
      <text:list xml:id="list36321517" text:style-name="L6">
        <text:list-item>
          <text:p text:style-name="P38">nosič má poloměr 1 ⇒ potřebuji pouze 2D uzlů</text:p>
        </text:list-item>
      </text:list>
      <text:p text:style-name="Standard"><text:span text:style-name="T60"/></text:p>
      <text:p text:style-name="P2">Speciální modelování</text:p>
      <text:p text:style-name="P5"><text:span text:style-name="T4">·</text:span><text:span text:style-name="T1">        </text:span><text:span text:style-name="T5">Co jsou Barrovy deformace, jaký je výsledek jejich aplikace ? Zapište vztah pro transformaci zkroucení okolo osy z, alfa_max je úhel zkroucení ve výšce z_max. </text:span></text:p>
      <text:p text:style-name="P14"><draw:frame draw:style-name="fr1" draw:name="obrázky5" text:anchor-type="paragraph" svg:x="4.165cm" svg:y="-0.159cm" svg:width="3.006cm" svg:height="2.157cm" draw:z-index="4"><draw:image xlink:href="Pictures/200000070000126700000C9D7B72C9A2.svm" xlink:type="simple" xlink:show="embed" xlink:actuate="onLoad"/></draw:frame><draw:frame draw:style-name="fr2" draw:name="obrázky6" text:anchor-type="paragraph" svg:x="7.599cm" svg:y="-0.018cm" svg:width="3.283cm" svg:height="1.91cm" draw:z-index="5"><draw:image xlink:href="Pictures/2000000700000F9C0000094EF22D28D5.svm" xlink:type="simple" xlink:show="embed" xlink:actuate="onLoad"/></draw:frame><draw:frame draw:style-name="fr2" draw:name="obrázky7" text:anchor-type="paragraph" svg:x="11.568cm" svg:y="0.035cm" svg:width="1.286cm" svg:height="2.043cm" draw:z-index="6"><draw:image xlink:href="Pictures/200000070000063500000969E8FCF7BC.svm" xlink:type="simple" xlink:show="embed" xlink:actuate="onLoad"/></draw:frame><draw:frame draw:style-name="fr2" draw:name="obrázky8" text:anchor-type="paragraph" svg:x="13.069cm" svg:y="-0.069cm" svg:width="1.233cm" svg:height="2.2cm" draw:z-index="7"><draw:image xlink:href="Pictures/200000070000069E00000A3C76005E68.svm" xlink:type="simple" xlink:show="embed" xlink:actuate="onLoad"/></draw:frame><text:span text:style-name="T48">1.Zm</text:span><text:span text:style-name="T48">ě</text:span><text:span text:style-name="T48">na </text:span><text:span text:style-name="T58">m</text:span><text:span text:style-name="T58">ěř</text:span><text:span text:style-name="T58">ítka</text:span></text:p>
      <text:p text:style-name="P14"><text:span text:style-name="T58">2.</text:span><text:span text:style-name="T48">Zeslabování </text:span><text:span text:style-name="T58">(„tapering“)</text:span></text:p>
      <text:p text:style-name="P20">3. Zkroucení („twisting“) - okolo osy z</text:p>
      <text:p text:style-name="P20">4. Ohýbání („bending“)<text:tab/><text:tab/>1) <text:s text:c="2"/><text:tab/><text:tab/><text:tab/>2)<text:tab/><text:tab/>3)<text:tab/> <text:s text:c="3"/>4)<text:tab/></text:p>
      <text:p text:style-name="Standard">(<text:span text:style-name="T79">X </text:span>,<text:span text:style-name="T79">Y</text:span>,<text:span text:style-name="T79">Z</text:span>) <text:span text:style-name="T85">= </text:span><text:span text:style-name="T86">(</text:span><text:span text:style-name="T79">x</text:span>cos<text:span text:style-name="T84">θ </text:span><text:span text:style-name="T85">− </text:span><text:span text:style-name="T79">y</text:span>sin<text:span text:style-name="T84">θ </text:span>, <text:span text:style-name="T79">x</text:span>sin<text:span text:style-name="T84">θ </text:span><text:span text:style-name="T85">+ </text:span><text:span text:style-name="T79">y </text:span>cos<text:span text:style-name="T84">θ </text:span>, <text:span text:style-name="T79">z</text:span><text:span text:style-name="T86">) </text:span>– <text:span text:style-name="T76">len vseobecny vzorec zo slajdov</text:span></text:p>
      <text:p text:style-name="P21"><text:span text:style-name="T58"/></text:p>
      <text:p text:style-name="P5"><text:span text:style-name="T4">·</text:span><text:span text:style-name="T1">        </text:span><text:span text:style-name="T5">Volné deformace těles (Sederberg a Parry). Vysvětlete princip a účinek deformace. Postup výpočtu. </text:span><text:span text:style-name="T77">Lze je aplikovat na zvolenou část tělesa ?</text:span><text:span text:style-name="T5">  Diskutujte spojitost v deformovaném tělese a změnu objemu.</text:span></text:p>
      <text:p text:style-name="P19"><text:span text:style-name="T5">Teleso sa vlozi do 3d siete „pomyselnych“ ciar, ktore tvoria jeden zo zakladnych objektov alebo ich subor (kocka, kvader..). Cela siet sa deformuje a s nou aj teleso v nej. Podla deformacie ciar v zakladnom objekte urcime deformaciu telesa.</text:span></text:p>
      <text:p text:style-name="P42">Postup:</text:p>
      <text:p text:style-name="P39"><text:span text:style-name="T55">1. Vytvo</text:span><text:span text:style-name="T57">ř </text:span><text:span text:style-name="T55">deforma</text:span><text:span text:style-name="T57">č</text:span><text:span text:style-name="T55">ní nástroje.</text:span></text:p>
      <text:p text:style-name="P39"><text:soft-page-break/><text:span text:style-name="T55">2. Vlož objekt do deforma</text:span><text:span text:style-name="T57">č</text:span><text:span text:style-name="T55">ního prostoru</text:span></text:p>
      <text:p text:style-name="P39"><text:span text:style-name="T55">3. Modifikuj deforma</text:span><text:span text:style-name="T57">č</text:span><text:span text:style-name="T55">ní nástroje</text:span></text:p>
      <text:p text:style-name="P33"><text:span text:style-name="T57">4. Deformuj objekt podle zm</text:span><text:span text:style-name="T57">ě</text:span><text:span text:style-name="T57">n</text:span><text:span text:style-name="T57">ě</text:span><text:span text:style-name="T57">ného prostoru</text:span></text:p>
      <text:p text:style-name="P41"><text:span text:style-name="T64">Aplikace: animace, modelování, </text:span><text:span text:style-name="T57">zpracování obrazu (Maya, 3D max, Softimage)</text:span></text:p>
      <text:p text:style-name="P43"><text:span text:style-name="T65">zmena objemu - </text:span><text:span text:style-name="T97">FFD</text:span><text:span text:style-name="T88">(</text:span><text:span text:style-name="T97">x, y,z</text:span><text:span text:style-name="T88">) </text:span><text:span text:style-name="T89">= </text:span><text:span text:style-name="T88">(</text:span><text:span text:style-name="T97">F</text:span><text:span text:style-name="T88">(</text:span><text:span text:style-name="T97">x, y,z</text:span><text:span text:style-name="T88">)</text:span><text:span text:style-name="T97">,G</text:span><text:span text:style-name="T88">(</text:span><text:span text:style-name="T97">x, y,z</text:span><text:span text:style-name="T88">)</text:span><text:span text:style-name="T97">,H</text:span><text:span text:style-name="T88">(</text:span><text:span text:style-name="T97">x, y,z</text:span><text:span text:style-name="T88">))</text:span></text:p>
      <text:p text:style-name="P41"><text:span text:style-name="T58">Diferenciální objemový elemen</text:span><text:span text:style-name="T57"> <text:s/></text:span><text:span text:style-name="T79">dx.dy.dz</text:span><text:span text:style-name="T80"> ---&gt; </text:span><text:span text:style-name="T79">Jac</text:span><text:span text:style-name="T87">(</text:span><text:span text:style-name="T79">FFD</text:span><text:span text:style-name="T87">(</text:span><text:span text:style-name="T79">x, y,z</text:span><text:span text:style-name="T87">))</text:span><text:span text:style-name="T79">.dx.dy.dz</text:span></text:p>
      <text:p text:style-name="P5"><text:span text:style-name="T4">·</text:span><text:span text:style-name="T1">        </text:span><text:span text:style-name="T77">Rozšíření FFD na obecné bodové svazy.</text:span><text:span text:style-name="T5"> EFFD, princip výpočtu.</text:span></text:p>
      <text:p text:style-name="Standard">EFFD-postup</text:p>
      <text:p text:style-name="Standard">Pro všechny body deformovaného povrchu (!)</text:p>
      <text:p text:style-name="Standard">1. S využitím vlastnosti „konvexního obalu“ nalezni</text:p>
      <text:p text:style-name="Standard">hyperplát (objem), ve kterém leží daný bod P(x,y,z).</text:p>
      <text:p text:style-name="Standard">2. S použitím Newtonovy iterace urči lokální souřadnice</text:p>
      <text:p text:style-name="Standard">u,v,w v daném hyperplátu.</text:p>
      <text:p text:style-name="Standard">Doporučený start iterace (0.5,0.5,0.5), pokud nekonverguje,</text:p>
      <text:p text:style-name="Standard">děl hyperplát.</text:p>
      <text:p text:style-name="Standard">3. S pomocí nalezených (u,v,w) vypočti polohu Peffd</text:p>
      <text:p text:style-name="Standard">v síti přemístěných řídících bodů.</text:p>
      <text:p text:style-name="P5"><text:span text:style-name="T4">·</text:span><text:span text:style-name="T1">        </text:span><text:span text:style-name="T77">Na jakém principu je založena deformace tělesa "deCasteljau" ?</text:span><text:span text:style-name="T5"> Jak se spočte poloha bodu z odpovídajících obrazů tohoto bodu v lokálních deformačních systémech ? </text:span></text:p>
      <text:p text:style-name="P2"><draw:frame draw:style-name="fr2" draw:name="obrázky9" text:anchor-type="paragraph" svg:x="0.173cm" svg:y="-0.026cm" svg:width="12.813cm" svg:height="6.853cm" draw:z-index="8"><draw:image xlink:href="Pictures/200000070000344D00001C537AD5FCD2.svm" xlink:type="simple" xlink:show="embed" xlink:actuate="onLoad"/></draw:frame>Zobrazování objemových dat</text:p>
      <text:p text:style-name="P5"><text:span text:style-name="T4">·</text:span><text:span text:style-name="T1">        </text:span><text:span text:style-name="T5">Charakterizujte voxelová a buňková 3D data. Jakým způsobem zjistíte hodnotu v obecném prostorovém bodě objemových dat ?</text:span></text:p>
      <text:p text:style-name="P5"><text:span text:style-name="T4">·</text:span><text:span text:style-name="T1">        </text:span><text:span text:style-name="T5">Vysvětlete a porovnejte trilineární, trikubickou a radiální aproximaci.</text:span></text:p>
      <text:p text:style-name="P5"><text:span text:style-name="T4">·</text:span><text:span text:style-name="T1">        </text:span><text:span text:style-name="T5">Vysvětlete zobrazování objemových dat pomocí tzv. neprůhledných, případně poloprůhledných kostek. Uveďte nedostatky a jejich možné odstranění.</text:span></text:p>
      <text:p text:style-name="P5"><text:span text:style-name="T4">·</text:span><text:span text:style-name="T1">        </text:span><text:span text:style-name="T5">Vysvětlete metodu přímého zobrazování objemových dat (Levoy). Co je vstupem a výstupem algoritmu ? Přípravná a sestavovací fáze.</text:span></text:p>
      <text:p text:style-name="P5"><text:span text:style-name="T4">·</text:span><text:span text:style-name="T1">        </text:span><text:span text:style-name="T5">Jaké jsou hlavní kroky algoritmu pro konstrukci izoplochy pomocí izočar ? (Ekoule et.al). Co je vstupem a výstupem algoritmu ? Řešení konkávních napojení. Větvení 1:M.</text:span></text:p>
      <text:p text:style-name="P5"><text:span text:style-name="T4">·</text:span><text:span text:style-name="T1">        </text:span><text:span text:style-name="T5">Na jakém principu pracuje algoritmus „pochodující kostky“ ? Co je vstupem a výstupem algoritmu ? Jak se spočítají souřadnice vrcholů trojúhelníků a normálové vektory ? Nedostatky. </text:span></text:p>
      <text:p text:style-name="P5"><text:span text:style-name="T4">·</text:span><text:span text:style-name="T1">        </text:span><text:span text:style-name="T5">Zjednodušení trojúhelníkové sítě. Princip algoritmu s metrikou QEM.</text:span></text:p>
      <text:p text:style-name="P2"><text:soft-page-break/> </text:p>
      <text:p text:style-name="P1">=========================================================</text:p>
      <text:p text:style-name="P1"/>
      <text:p text:style-name="P4">Urychlovací metody pro RT</text:p>
      <text:p text:style-name="P2"> </text:p>
      <text:p text:style-name="P5"><text:span text:style-name="T4">·</text:span><text:span text:style-name="T1">        </text:span><text:span text:style-name="T5">Zformulujte základní úlohu RT, vysvětlete jednotlivé části výpočtu. Naznačte možnosti zrychlení (úspory) výpočtu.</text:span></text:p>
      <text:p text:style-name="P5"><text:span text:style-name="T4">·</text:span><text:span text:style-name="T1">        </text:span><text:span text:style-name="T5">Při nalezení průsečíku paprsku s povrchem tělesa nás zajímá celý soubor údajů. O které údaje se jedná, jaký je jejich význam a následné využití ? </text:span></text:p>
      <text:p text:style-name="P5"><text:span text:style-name="T4">·</text:span><text:span text:style-name="T1">        </text:span><text:span text:style-name="T5">Uveďte několik příkladů obalových těles a vysvětlete jejich použití. Vysvětlete použití hierarchie obalových těles v RT a její přínos. Jak lze charakterizovat efektivitu použití hierarchie obalů ?</text:span></text:p>
      <text:p text:style-name="P5"><text:span text:style-name="T4">·</text:span><text:span text:style-name="T1">        </text:span><text:span text:style-name="T5">Co je „prořezávání CSG stromu“ ? Jak lze tuto metodu aplikovat na obalová tělesa ?</text:span></text:p>
      <text:p text:style-name="P5"><text:span text:style-name="T4">·</text:span><text:span text:style-name="T1">        </text:span><text:span text:style-name="T5">Jaké výhody přináší při sledování paprsků dělení prostoru zobrazované scény ? Uveďte příklady, stručně charakterizujte jejich podstatu (okt.stromy, BSP stromy).</text:span></text:p>
      <text:p text:style-name="P5"><text:span text:style-name="T4">·</text:span><text:span text:style-name="T1">        </text:span><text:span text:style-name="T5">Vysvětlete princip „poštovních schránek“ při sledování paprsku. Uveďte příklad.</text:span></text:p>
      <text:p text:style-name="P5"><text:span text:style-name="T4">·</text:span><text:span text:style-name="T1">        </text:span><text:span text:style-name="T5">Princip zrychlení výpočtu stínovacích paprsků pomocí světelné krychle.</text:span></text:p>
      <text:p text:style-name="P2"> </text:p>
      <text:p text:style-name="P2"> </text:p>
      <text:p text:style-name="P4">Globální osvětlování</text:p>
      <text:p text:style-name="P3"> </text:p>
      <text:p text:style-name="P5"><text:span text:style-name="T10">·</text:span><text:span text:style-name="T3">        </text:span><text:span text:style-name="T11">Princip zachování záře podél paprsku.</text:span></text:p>
      <text:p text:style-name="P5"><text:span text:style-name="T10">·</text:span><text:span text:style-name="T3">        </text:span><text:span text:style-name="T11">Obousměrná odrazová distribuční funkce, vysvětlení pomocí obrázku. Proč se nazývá "obousměrná" ? Příklady BRDF pro ideální difusní a zrcadlové povrchy.</text:span></text:p>
      <text:p text:style-name="P5"><text:span text:style-name="T10">·</text:span><text:span text:style-name="T3">        </text:span><text:span text:style-name="T11">Co vyjadřuje rovnice VTIGRE (vacuum time invariant gray radiance equation) ? </text:span></text:p>
      <text:p text:style-name="P5"><text:span text:style-name="T10">·</text:span><text:span text:style-name="T3">        </text:span><text:span text:style-name="T11">Zobrazovací rovnice Kajiya (OVTIGRE). Porovnání s VTIGRE. </text:span></text:p>
      <text:p text:style-name="P5"><text:span text:style-name="T10">·</text:span><text:span text:style-name="T3">        </text:span><text:span text:style-name="T11">Pomocí obrázků a operátorů šíření světla charakterizujte jednotlivé metody výpočtu osvětlení: RT, radiozita, obousměrné sledování cest, kombinaci radiozity a RT (dvoukroková metoda).</text:span></text:p>
      <text:p text:style-name="P5"><text:span text:style-name="T10">·</text:span><text:span text:style-name="T3">        </text:span><text:span text:style-name="T11">Z jakých omezujících podmínek vychází řešení klasické radiozitní úlohy ?</text:span></text:p>
      <text:p text:style-name="P5"><text:span text:style-name="T10">·</text:span><text:span text:style-name="T3">        </text:span><text:span text:style-name="T11">Zformulujte základní soustavu radiozitní úlohy a vysvětlete rozdíl mezi iteračním řešením soustavy pomocí sbírání a střílení energie. </text:span></text:p>
      <text:p text:style-name="P5"><text:span text:style-name="T10">·</text:span><text:span text:style-name="T3">        </text:span><text:span text:style-name="T11">(NE Na jakém principu je založena progresivní radiační metoda ? )</text:span></text:p>
      <text:p text:style-name="P5"><text:span text:style-name="T10">·</text:span><text:span text:style-name="T3">        </text:span><text:span text:style-name="T11">Geometrická formulace konfiguračních faktorů, praktické metody výpočtu k.f. Nusseltova analogie. Polokrychle, metoda jedné průmětny, vzorkování.</text:span></text:p>
      <text:p text:style-name="P3"> </text:p>
      <text:h text:style-name="P11" text:outline-level="2">Rastrové obrazy</text:h>
      <text:p text:style-name="P3"> </text:p>
      <text:p text:style-name="P9"><text:soft-page-break/><text:span text:style-name="T10">·</text:span><text:span text:style-name="T3">          </text:span><text:span text:style-name="T11">Transformace řádky pixelů M:N. Zakreslete příklad a komentujte, jakým způsobem ovlivní transformace barvy (intenzity) pixelů ve výsledku.</text:span></text:p>
      <text:p text:style-name="P9"><text:span text:style-name="T10">·</text:span><text:span text:style-name="T3">          </text:span><text:span text:style-name="T11">Transformace s interpolací a filtrací. Princip MIPMAP, použití.</text:span></text:p>
      <text:p text:style-name="P9"><text:span text:style-name="T10">·</text:span><text:span text:style-name="T3">          </text:span><text:span text:style-name="T11">Otočení obrazu vícekrokovou metodou. </text:span></text:p>
      <text:p text:style-name="P9"><text:span text:style-name="T10">·</text:span><text:span text:style-name="T3">          </text:span><text:span text:style-name="T11">Deformace obrazu pomocí trojúhelníkové sítě. Princip výpočtu.</text:span></text:p>
      <text:p text:style-name="P9"><text:span text:style-name="T10">·</text:span><text:span text:style-name="T3">          </text:span><text:span text:style-name="T11">Deformace obrazu pomocí párových rysů. Princip výpočtu.</text:span></text:p>
      <text:p text:style-name="P9"><text:span text:style-name="T10">·</text:span><text:span text:style-name="T3">          </text:span><text:span text:style-name="T11">Míchání obrazů při metamorfóze.</text:span></text:p>
      <text:p text:style-name="P9"><text:span text:style-name="T10">·</text:span><text:span text:style-name="T3">          </text:span><text:span text:style-name="T11">Kompozice obrazů, alfa míchání. Uveďte alespoň 4 příklady operátorů skládání pixelů využitím kanálu alfa.</text:span></text:p>
      <text:p text:style-name="P3"> </text:p>
      <text:h text:style-name="P11" text:outline-level="2">Detekce kolizí těles</text:h>
      <text:p text:style-name="P3"> </text:p>
      <text:p text:style-name="P5"><text:span text:style-name="T10">·</text:span><text:span text:style-name="T3">        </text:span><text:span text:style-name="T11">Formulujte základní přístupy k řešení kolizí (statická , …. , dynamická).</text:span></text:p>
      <text:p text:style-name="P5"><text:span text:style-name="T10">·</text:span><text:span text:style-name="T3">        </text:span><text:span text:style-name="T11">Rozklad prostoru (čtyřstěny, voxely, BSP) a algoritmy kolize. </text:span></text:p>
      <text:p text:style-name="P5"><text:span text:style-name="T10">·</text:span><text:span text:style-name="T3">        </text:span><text:span text:style-name="T11">Hierarchie obalů (koule, AABB, k-DOP, OBB) a algoritmy kolize.</text:span></text:p>
      <text:p text:style-name="P3"> </text:p>
      <text:h text:style-name="P11" text:outline-level="2">Okluze</text:h>
      <text:p text:style-name="P2"><text:span text:style-name="T9"/></text:p>
      <text:p text:style-name="P5"><text:span text:style-name="T10">·</text:span><text:span text:style-name="T3">        </text:span><text:span text:style-name="T11">Techniky odstřelování. Přehled, použití, porovnání.</text:span></text:p>
      <text:p text:style-name="P5"><text:span text:style-name="T10">·</text:span><text:span text:style-name="T3">        </text:span><text:span text:style-name="T11">Portálový odstřel, nadhodnocené portály, princip a charakteristika metody.</text:span></text:p>
      <text:p text:style-name="P5"><text:span text:style-name="T10">·</text:span><text:span text:style-name="T3">        </text:span><text:span text:style-name="T11">Slučování okluzních objektů, odstřel pomocí okluzních map.</text:span></text:p>
      <text:p text:style-name="P3"/>
      <text:h text:style-name="P10" text:outline-level="2"/>
      <text:p text:style-name="P22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Arial,Bold" svg:font-family="'Arial,Bold'"/>
    <style:font-face style:name="OpenSymbol" svg:font-family="OpenSymbol"/>
    <style:font-face style:name="SymbolMT" svg:font-family="SymbolMT"/>
    <style:font-face style:name="Tahoma1" svg:font-family="Tahoma"/>
    <style:font-face style:name="TimesNewRoman,Bold1" svg:font-family="'TimesNewRoman,Bold'"/>
    <style:font-face style:name="Wingdings-Regular" svg:font-family="Wingdings-Regular"/>
    <style:font-face style:name="Times New Roman2" svg:font-family="'Times New Roman', 'Times New Roman'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NewRoman,Italic" svg:font-family="'TimesNewRoman,Italic'" style:font-family-generic="roman"/>
    <style:font-face style:name="Arial,Italic1" svg:font-family="'Arial,Italic'" style:font-family-generic="script"/>
    <style:font-face style:name="Arial1" svg:font-family="Arial" style:font-family-generic="swiss"/>
    <style:font-face style:name="Arial,Bold1" svg:font-family="'Arial,Bold'" style:font-family-generic="swiss"/>
    <style:font-face style:name="Arial,Italic" svg:font-family="'Arial,Italic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gency FB" svg:font-family="'Agency FB'" style:font-adornments="Tučné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Základní_20_text_20_odsazený" style:display-name="Základní text odsazený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Arial Unicode MS" style:font-size-asian="12pt" style:font-name-complex="Tahoma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3T12:53:52.47</meta:creation-date>
    <dc:date>2010-01-24T17:01:21.84</dc:date>
    <meta:editing-duration>PT14H27M36S</meta:editing-duration>
    <meta:editing-cycles>5</meta:editing-cycles>
    <meta:generator>OpenOffice.org/3.1$Win32 OpenOffice.org_project/310m19$Build-9420</meta:generator>
    <meta:document-statistic meta:table-count="0" meta:image-count="9" meta:object-count="0" meta:page-count="7" meta:paragraph-count="171" meta:word-count="1875" meta:character-count="13693"/>
  </office:meta>
</office:document-meta>
</file>